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Text_20_body">
      <style:text-properties officeooo:paragraph-rsid="022bd760"/>
    </style:style>
    <style:style style:name="P219"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6791" style:font-size-asian="11pt" style:font-style-asian="normal" style:font-size-complex="11pt" style:font-style-complex="normal"/>
    </style:style>
    <style:style style:name="T88" style:family="text">
      <style:text-properties fo:font-size="11pt" fo:font-style="normal" officeooo:rsid="0240b484" style:font-size-asian="11pt" style:font-style-asian="normal" style:font-size-complex="11pt" style:font-style-complex="normal"/>
    </style:style>
    <style:style style:name="T89" style:family="text">
      <style:text-properties fo:font-size="11pt" fo:font-style="normal" officeooo:rsid="0241bd1f" style:font-size-asian="11pt" style:font-style-asian="normal" style:font-size-complex="11pt" style:font-style-complex="normal"/>
    </style:style>
    <style:style style:name="T90" style:family="text">
      <style:text-properties fo:font-size="11pt" fo:font-style="normal" officeooo:rsid="0243b1c0" style:font-size-asian="11pt" style:font-style-asian="normal" style:font-size-complex="11pt" style:font-style-complex="normal"/>
    </style:style>
    <style:style style:name="T91"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2"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93"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94"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5"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97"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98"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99"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100"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01"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0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0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0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0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08" style:family="text">
      <style:text-properties fo:font-size="11pt" fo:font-style="normal" style:text-underline-style="none" style:font-size-asian="11pt" style:font-style-asian="normal" style:font-size-complex="11pt" style:font-style-complex="normal"/>
    </style:style>
    <style:style style:name="T109" style:family="text">
      <style:text-properties fo:font-size="11pt" fo:font-style="normal" style:text-underline-style="none" officeooo:rsid="01d25fe6" style:font-size-asian="11pt" style:font-style-asian="normal" style:font-size-complex="11pt" style:font-style-complex="normal"/>
    </style:style>
    <style:style style:name="T110" style:family="text">
      <style:text-properties fo:font-size="11pt" fo:font-style="normal" style:text-underline-style="none" officeooo:rsid="01d28e94" style:font-size-asian="11pt" style:font-style-asian="normal" style:font-size-complex="11pt" style:font-style-complex="normal"/>
    </style:style>
    <style:style style:name="T111" style:family="text">
      <style:text-properties fo:font-size="11pt" fo:font-style="normal" style:text-underline-style="none" officeooo:rsid="01f535db" style:font-size-asian="11pt" style:font-style-asian="normal" style:font-size-complex="11pt" style:font-style-complex="normal"/>
    </style:style>
    <style:style style:name="T112"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17"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8"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19"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20"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21"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22" style:family="text">
      <style:text-properties fo:font-size="11pt" style:text-underline-style="solid" style:text-underline-width="auto" style:text-underline-color="font-color" officeooo:rsid="00532e26" style:font-size-asian="11pt" style:font-size-complex="11pt"/>
    </style:style>
    <style:style style:name="T123" style:family="text">
      <style:text-properties fo:font-size="11pt" fo:font-style="italic" officeooo:rsid="012065cf" style:font-size-asian="11pt" style:font-style-asian="italic" style:font-size-complex="11pt" style:font-style-complex="italic"/>
    </style:style>
    <style:style style:name="T124" style:family="text">
      <style:text-properties fo:font-size="11pt" fo:font-style="italic" officeooo:rsid="0118c5ee" style:font-size-asian="11pt" style:font-style-asian="italic" style:font-size-complex="11pt" style:font-style-complex="italic"/>
    </style:style>
    <style:style style:name="T125" style:family="text">
      <style:text-properties fo:font-size="11pt" fo:font-style="italic" officeooo:rsid="012356f9" style:font-size-asian="11pt" style:font-style-asian="italic" style:font-size-complex="11pt" style:font-style-complex="italic"/>
    </style:style>
    <style:style style:name="T126" style:family="text">
      <style:text-properties fo:font-size="11pt" fo:font-style="italic" officeooo:rsid="011e8e5d" style:font-size-asian="11pt" style:font-style-asian="italic" style:font-size-complex="11pt" style:font-style-complex="italic"/>
    </style:style>
    <style:style style:name="T127" style:family="text">
      <style:text-properties fo:font-size="11pt" fo:font-style="italic" officeooo:rsid="01541655" style:font-size-asian="11pt" style:font-style-asian="italic" style:font-size-complex="11pt" style:font-style-complex="italic"/>
    </style:style>
    <style:style style:name="T128" style:family="text">
      <style:text-properties fo:font-size="11pt" fo:font-style="italic" officeooo:rsid="015ab979" style:font-size-asian="11pt" style:font-style-asian="italic" style:font-size-complex="11pt" style:font-style-complex="italic"/>
    </style:style>
    <style:style style:name="T129" style:family="text">
      <style:text-properties fo:font-size="11pt" fo:font-style="italic" officeooo:rsid="01689261" style:font-size-asian="11pt" style:font-style-asian="italic" style:font-size-complex="11pt" style:font-style-complex="italic"/>
    </style:style>
    <style:style style:name="T13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31"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32"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33"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34" style:family="text">
      <style:text-properties fo:font-size="11pt" fo:font-style="italic" style:text-underline-style="none" officeooo:rsid="01d25fe6" style:font-size-asian="11pt" style:font-style-asian="italic" style:font-size-complex="11pt" style:font-style-complex="italic"/>
    </style:style>
    <style:style style:name="T135" style:family="text">
      <style:text-properties officeooo:rsid="000cb36b"/>
    </style:style>
    <style:style style:name="T13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4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4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4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4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44" style:family="text">
      <style:text-properties fo:font-size="16pt" fo:font-weight="bold" style:font-size-asian="16pt" style:font-weight-asian="bold" style:font-size-complex="16pt" style:font-weight-complex="bold"/>
    </style:style>
    <style:style style:name="T145" style:family="text">
      <style:text-properties fo:font-size="16pt" fo:font-style="normal" fo:font-weight="bold" style:font-size-asian="16pt" style:font-style-asian="normal" style:font-weight-asian="bold" style:font-size-complex="16pt" style:font-style-complex="normal" style:font-weight-complex="bold"/>
    </style:style>
    <style:style style:name="T14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47" style:family="text">
      <style:text-properties fo:color="#000000" style:font-name="Liberation Serif" fo:font-size="11pt" fo:letter-spacing="normal" fo:font-style="italic" fo:font-weight="normal" style:font-size-asian="11pt" style:font-size-complex="11pt"/>
    </style:style>
    <style:style style:name="T14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9" style:family="text">
      <style:text-properties officeooo:rsid="005ca31f"/>
    </style:style>
    <style:style style:name="T150" style:family="text">
      <style:text-properties officeooo:rsid="005d7f04"/>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officeooo:rsid="021b4818" style:font-name-complex="Lohit Devanagari1"/>
    </style:style>
    <style:style style:name="T153" style:family="text">
      <style:text-properties style:text-underline-style="solid" style:text-underline-width="auto" style:text-underline-color="font-color" officeooo:rsid="0222a9fa" style:font-name-complex="Lohit Devanagari1"/>
    </style:style>
    <style:style style:name="T15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6" style:family="text">
      <style:text-properties fo:font-variant="normal" fo:text-transform="none" fo:color="#212121" fo:letter-spacing="normal" fo:font-style="normal" fo:font-weight="normal"/>
    </style:style>
    <style:style style:name="T157" style:family="text">
      <style:text-properties fo:font-variant="normal" fo:text-transform="none" fo:color="#212121" fo:letter-spacing="normal" fo:font-style="italic" fo:font-weight="normal"/>
    </style:style>
    <style:style style:name="T158" style:family="text">
      <style:text-properties fo:font-variant="normal" fo:text-transform="none" fo:color="#000000" style:font-name="Liberation Serif" fo:font-size="11pt" fo:letter-spacing="normal" fo:font-style="normal" fo:font-weight="normal" style:font-size-asian="11pt" style:font-size-complex="11pt"/>
    </style:style>
    <style:style style:name="T159" style:family="text">
      <style:text-properties fo:font-size="8pt" officeooo:rsid="0084b17a" style:font-size-asian="8pt" style:font-size-complex="8pt"/>
    </style:style>
    <style:style style:name="T160" style:family="text">
      <style:text-properties fo:font-size="8pt" officeooo:rsid="00733e00" style:font-size-asian="8pt" style:font-size-complex="8pt"/>
    </style:style>
    <style:style style:name="T161" style:family="text">
      <style:text-properties fo:font-size="8pt" officeooo:rsid="00a45aaa" style:font-size-asian="8pt" style:font-size-complex="8pt"/>
    </style:style>
    <style:style style:name="T162" style:family="text">
      <style:text-properties fo:font-size="8pt" officeooo:rsid="00e59ea9" style:font-size-asian="8pt" style:font-size-complex="8pt"/>
    </style:style>
    <style:style style:name="T163" style:family="text">
      <style:text-properties fo:font-size="8pt" officeooo:rsid="00ee6d98" style:font-size-asian="8pt" style:font-size-complex="8pt"/>
    </style:style>
    <style:style style:name="T164" style:family="text">
      <style:text-properties fo:font-size="8pt" officeooo:rsid="01bbd1b2" style:font-size-asian="8pt" style:font-size-complex="8pt"/>
    </style:style>
    <style:style style:name="T165" style:family="text">
      <style:text-properties officeooo:rsid="0082e213"/>
    </style:style>
    <style:style style:name="T166" style:family="text">
      <style:text-properties officeooo:rsid="00a99cdb"/>
    </style:style>
    <style:style style:name="T167" style:family="text">
      <style:text-properties fo:font-size="18pt" officeooo:rsid="000618af" style:font-size-asian="18pt" style:font-size-complex="18pt"/>
    </style:style>
    <style:style style:name="T168" style:family="text">
      <style:text-properties officeooo:rsid="00c3e8b3"/>
    </style:style>
    <style:style style:name="T169" style:family="text">
      <style:text-properties officeooo:rsid="00c7c09c"/>
    </style:style>
    <style:style style:name="T170" style:family="text">
      <style:text-properties officeooo:rsid="00cb16eb"/>
    </style:style>
    <style:style style:name="T171" style:family="text">
      <style:text-properties officeooo:rsid="00d45eec"/>
    </style:style>
    <style:style style:name="T172" style:family="text">
      <style:text-properties officeooo:rsid="00d947e4"/>
    </style:style>
    <style:style style:name="T173" style:family="text">
      <style:text-properties officeooo:rsid="00e43e32"/>
    </style:style>
    <style:style style:name="T174" style:family="text">
      <style:text-properties officeooo:rsid="00e657a1"/>
    </style:style>
    <style:style style:name="T175" style:family="text">
      <style:text-properties fo:color="#212121" fo:letter-spacing="normal" fo:font-style="italic" fo:font-weight="normal"/>
    </style:style>
    <style:style style:name="T176" style:family="text">
      <style:text-properties style:text-position="super 58%" fo:font-size="11pt" officeooo:rsid="01ff0861" style:font-size-asian="11pt" style:font-size-complex="11pt"/>
    </style:style>
    <style:style style:name="T177" style:family="text">
      <style:text-properties officeooo:rsid="017bfa32"/>
    </style:style>
    <style:style style:name="T178" style:family="text">
      <style:text-properties officeooo:rsid="017c25c8"/>
    </style:style>
    <style:style style:name="T179" style:family="text">
      <style:text-properties officeooo:rsid="01978cdd"/>
    </style:style>
    <style:style style:name="T180" style:family="text">
      <style:text-properties officeooo:rsid="01c50a8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67">Bioinformatics 1 – coursework 1</text:span><text:span text:style-name="T1"><text:line-break/></text:span><text:span text:style-name="T167">Report</text:span><text:span text:style-name="T1"><text:line-break/></text:span></text:p>
      <text:p text:style-name="P1"><text:span text:style-name="T144">Introduction (250 word limit) [</text:span><text:span text:style-name="Strong_20_Emphasis"><text:span text:style-name="T144">10 marks</text:span></text:span><text:span text:style-name="T144">]</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9">Vitamin C is considered an essential vitamin </text:span><text:span text:style-name="T150">for all life on Earth </text:span><text:span text:style-name="T149">as without it we cannot make collagen, our tissues lose integrity, bones become brittle, and our bodies basically fall apart. </text:span><text:span text:style-name="T150">N</text:span><text:span text:style-name="T149">early all animals on the planet make plenty of their own vitamin C and thus have no need for it in their diets. </text:span><text:span text:style-name="T150">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35"><text:line-break/></text:span></text:p>
      <text:p text:style-name="P213"><text:span text:style-name="T144">Materials &amp; Methods (500 word limit) [</text:span><text:span text:style-name="Strong_20_Emphasis"><text:span text:style-name="T144">15 marks</text:span></text:span><text:span text:style-name="T144">]</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27">mus musculus</text:span><text:span text:style-name="T81">, </text:span><text:span text:style-name="T82">and it’s homology to all the other species we are looking to compare with: </text:span><text:span text:style-name="T128">homo sapiens</text:span><text:span text:style-name="T82">,</text:span><text:span text:style-name="T128"> xenopus tropicalis</text:span><text:span text:style-name="T82">, </text:span><text:span text:style-name="T128">elephas maximus</text:span><text:span text:style-name="T82">, </text:span><text:span text:style-name="T128">cavia porcellus</text:span><text:span text:style-name="T82">, and </text:span><text:span text:style-name="T128">branchiostoma lanceolatum</text:span><text:span text:style-name="T127">.</text:span><text:span text:style-name="T81"> </text:span></text:p>
      <text:p text:style-name="P215"><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29">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8"><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176">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9"><text:span text:style-name="T144">Results (500 word limit per species) [</text:span><text:span text:style-name="Strong_20_Emphasis"><text:span text:style-name="T144">50 marks</text:span></text:span><text:span text:style-name="T144">]</text:span><text:span text:style-name="T2"><text:line-break/></text:span><text:span text:style-name="Emphasis"><text:span text:style-name="T2"><text:line-break/></text:span></text:span><text:span text:style-name="Emphasis"><text:span text:style-name="T137">Homo Sapiens: </text:span></text:span><text:span text:style-name="Emphasis"><text:span text:style-name="T138">humans </text:span></text:span><text:span text:style-name="Emphasis"><text:span text:style-name="T139">(does not have the functional gene)</text:span></text:span><text:span text:style-name="Emphasis"><text:span text:style-name="T122"><text:line-break/></text:span></text:span><text:span text:style-name="Emphasis"><text:span text:style-name="T109">Due to </text:span></text:span><text:span text:style-name="Emphasis"><text:span text:style-name="T134">homo sapiens</text:span></text:span><text:span text:style-name="Emphasis"><text:span text:style-name="T109">’ inability to synthesise their own vitamin C it is easy to assume that </text:span></text:span><text:span text:style-name="Emphasis"><text:span text:style-name="T134">homo sapiens</text:span></text:span><text:span text:style-name="Emphasis"><text:span text:style-name="T109"> lack a functioning GULO gene. However, I do believe we will still get some significant sequence matches in BLAST against the </text:span></text:span><text:span text:style-name="Emphasis"><text:span text:style-name="T134">mus musculus</text:span></text:span><text:span text:style-name="Emphasis"><text:span text:style-name="T109">’ GULO gene as remnants of this gene is still present in </text:span></text:span><text:span text:style-name="Emphasis"><text:span text:style-name="T134">homo sapiens</text:span></text:span><text:span text:style-name="Emphasis"><text:span text:style-name="T109"> </text:span></text:span><text:span text:style-name="Emphasis"><text:span text:style-name="T111">it has just been mutated to the point that it has lost it’s function </text:span></text:span><text:span text:style-name="Emphasis"><text:span text:style-name="T110">(rendering it a pseudogene)</text:span></text:span><text:span text:style-name="Emphasis"><text:span text:style-name="T134">.</text:span></text:span><text:span text:style-name="Emphasis"><text:span text:style-name="T122"><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ext:soft-page-break/>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6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70">Bit </text:span>Score</text:p>
          </table:table-cell>
          <table:table-cell table:style-name="human-blastn.A3" office:value-type="string">
            <text:p text:style-name="P150">Total <text:span text:style-name="T170">Bit</text:span> Score</text:p>
          </table:table-cell>
          <table:table-cell table:style-name="human-blastn.A3" office:value-type="string">
            <text:p text:style-name="P148">Query Cover<text:span text:style-name="T170">age</text:span> </text:p>
          </table:table-cell>
          <table:table-cell table:style-name="human-blastn.A3" office:value-type="string">
            <text:p text:style-name="P152"><text:span text:style-name="T178">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6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94">Table 1.1</text:span><text:span text:style-name="T91">:</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8">this implies that the human’s GULO </text:span><text:span text:style-name="T90">pseudo</text:span><text:span text:style-name="T88">gene is stored in</text:span><text:span text:style-name="T89">side</text:span><text:span text:style-name="T88">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179">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70">Bit </text:span>Score</text:p>
          </table:table-cell>
          <table:table-cell table:style-name="Table1.A3" office:value-type="string">
            <text:p text:style-name="P150">Total <text:span text:style-name="T170">Bit</text:span> Score</text:p>
          </table:table-cell>
          <table:table-cell table:style-name="Table1.A3" office:value-type="string">
            <text:p text:style-name="P148">Query Cover<text:span text:style-name="T170">age</text:span> </text:p>
          </table:table-cell>
          <table:table-cell table:style-name="Table1.A3" office:value-type="string">
            <text:p text:style-name="P153"><text:span text:style-name="T177">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72">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54">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54">NP_919417.1</text:span></text:p>
          </table:table-cell>
          <table:table-cell table:style-name="Table1.M5" office:value-type="string">
            <text:p text:style-name="P55">Probable D-lactate dehydrogenase, mitochondrial isoform 2 precursor</text:p>
          </table:table-cell>
        </table:table-row>
      </table:table>
      <text:p text:style-name="Table"><text:span text:style-name="T91">Table </text:span><text:span text:style-name="T95">1.2</text:span><text:span text:style-name="T91">:</text:span><text:span text:style-name="T108">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70">Bit </text:span>Score</text:p>
          </table:table-cell>
          <table:table-cell table:style-name="Table2.A3" office:value-type="string">
            <text:p text:style-name="P150">Total <text:span text:style-name="T170">Bit</text:span> Score</text:p>
          </table:table-cell>
          <table:table-cell table:style-name="Table2.A3" office:value-type="string">
            <text:p text:style-name="P148">Query Cover<text:span text:style-name="T170">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7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91">Table </text:span><text:span text:style-name="T92">1.3</text:span><text:span text:style-name="T91">:</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03">Analysis of these results</text:span></text:span><text:span text:style-name="Emphasis"><text:span text:style-name="T14"><text:line-break/></text:span></text:span><text:span text:style-name="Emphasis"><text:span text:style-name="T68">It is evident that </text:span></text:span><text:span text:style-name="Emphasis"><text:span text:style-name="T124">homo sapiens</text:span></text:span><text:span text:style-name="Emphasis"><text:span text:style-name="T68">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4">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text:line-break/></text:span></text:span><text:span text:style-name="Emphasis"><text:span text:style-name="T4"><text:line-break/></text:span></text:span></text:p>
      <text:p text:style-name="P210"><text:span text:style-name="Emphasis"><text:span text:style-name="T137">Xenopus tropicalis: </text:span></text:span><text:span text:style-name="Emphasis"><text:span text:style-name="T138">western clawed frog </text:span></text:span><text:span text:style-name="Emphasis"><text:span text:style-name="T140">(has the functional gene)<text:line-break/></text:span></text:span><text:span text:style-name="Emphasis"><text:span text:style-name="T117">The </text:span></text:span><text:span text:style-name="Emphasis"><text:span text:style-name="T132">xenopus tropicalis</text:span></text:span><text:span text:style-name="Emphasis"><text:span text:style-name="T117"> </text:span></text:span><text:span text:style-name="Emphasis"><text:span text:style-name="T118">is related to </text:span></text:span><text:span text:style-name="Emphasis"><text:span text:style-name="T131">mus musculus</text:span></text:span><text:span text:style-name="Emphasis"><text:span text:style-name="T118"> by being in the </text:span></text:span><text:span text:style-name="Emphasis"><text:span text:style-name="T131">tetrapod</text:span></text:span><text:span text:style-name="Emphasis"><text:span text:style-name="T118"> superclass, </text:span></text:span><text:span text:style-name="Emphasis"><text:span text:style-name="T119">this is a very large group of species and thus we can expect some more significant differences in the GULO gene sequences between these species due to their large evolutionary distance. </text:span></text:span><text:span text:style-name="Emphasis"><text:span text:style-name="T120">This is evident as amphibians (such as </text:span></text:span><text:span text:style-name="Emphasis"><text:span text:style-name="T133">xenopus tropicalis</text:span></text:span><text:span text:style-name="Emphasis"><text:span text:style-name="T120">) produce vitamin C in their kidneys, in contrast to mammals (such as </text:span></text:span><text:span text:style-name="Emphasis"><text:span text:style-name="T133">mus musculus</text:span></text:span><text:span text:style-name="Emphasis"><text:span text:style-name="T120">) who produce vitamin C in their liver </text:span></text:span><text:span text:style-name="Emphasis"><text:span text:style-name="T121">[8]</text:span></text:span><text:span text:style-name="Emphasis"><text:span text:style-name="T120">.</text:span></text:span><text:span text:style-name="Emphasis"><text:span text:style-name="T14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6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70">Bit </text:span>Score</text:p>
          </table:table-cell>
          <table:table-cell table:style-name="Table3.A3" office:value-type="string">
            <text:p text:style-name="P150">Total <text:span text:style-name="T170">Bit</text:span> Score</text:p>
          </table:table-cell>
          <table:table-cell table:style-name="Table3.A3" office:value-type="string">
            <text:p text:style-name="P148">Query Cover<text:span text:style-name="T170">age</text:span> </text:p>
          </table:table-cell>
          <table:table-cell table:style-name="Table3.A3" office:value-type="string">
            <text:p text:style-name="P152"><text:span text:style-name="T178">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65">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102">Table </text:span><text:span text:style-name="T106">2.1</text:span><text:span text:style-name="T102">:</text:span><text:span text:style-name="T59">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70">Bit </text:span>Score</text:p>
          </table:table-cell>
          <table:table-cell table:style-name="Table7.A3" office:value-type="string">
            <text:p text:style-name="P150">Total <text:span text:style-name="T170">Bit</text:span> Score</text:p>
          </table:table-cell>
          <table:table-cell table:style-name="Table7.A3" office:value-type="string">
            <text:p text:style-name="P148">Query Cover<text:span text:style-name="T170">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54">XP_031758963.1</text:span></text:p>
          </table:table-cell>
          <table:table-cell table:style-name="Table7.M4" office:value-type="string">
            <text:p text:style-name="P19">L-gulonolactone oxidase </text:p>
          </table:table-cell>
        </table:table-row>
      </table:table>
      <text:p text:style-name="Table"><text:span text:style-name="T102">Table </text:span><text:span text:style-name="T105">2.2</text:span><text:span text:style-name="T102">:</text:span><text:span text:style-name="T59"> In the protein blast I found an extremely good sequence match with 100% query coverage on this species’ GULO protein. Given this it is safe to assume this GULO gene has been preserved in this species as </text:span><text:soft-page-break/><text:span text:style-name="T59">it implies there are very mutations between this species’ GULO gene and that of the mus musculus.</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70">Bit </text:span>Score</text:p>
          </table:table-cell>
          <table:table-cell table:style-name="Table11.A3" office:value-type="string">
            <text:p text:style-name="P150">Total <text:span text:style-name="T170">Bit</text:span> Score</text:p>
          </table:table-cell>
          <table:table-cell table:style-name="Table11.A3" office:value-type="string">
            <text:p text:style-name="P148">Query Cover<text:span text:style-name="T170">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66">), mRNA</text:span></text:p>
          </table:table-cell>
        </table:table-row>
      </table:table>
      <text:p text:style-name="Table"><text:span text:style-name="T102">Table </text:span><text:span text:style-name="T107">2.3</text:span><text:span text:style-name="T102">:</text:span><text:span text:style-name="T108">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103">Analysis of these results</text:span></text:span><text:span text:style-name="Emphasis"><text:span text:style-name="T14"><text:line-break/></text:span></text:span><text:span text:style-name="Emphasis"><text:span text:style-name="T68">It is evident that </text:span></text:span><text:span text:style-name="Emphasis"><text:span text:style-name="T123">xenopus tropicalis</text:span></text:span><text:span text:style-name="Emphasis"><text:span text:style-name="T68"> possess</text:span></text:span><text:span text:style-name="Emphasis"><text:span text:style-name="T71">es</text:span></text:span><text:span text:style-name="Emphasis"><text:span text:style-name="T68"> this GULO gene </text:span></text:span><text:span text:style-name="Emphasis"><text:span text:style-name="T71">based on the hits, and based on the strength of these and the fact we found 100% query coverage suggests this GULO protein is still functional in this species.</text:span></text:span><text:span text:style-name="Emphasis"><text:span text:style-name="T68"><text:line-break/><text:line-break/></text:span></text:span></text:p>
      <text:p text:style-name="P6"><text:span text:style-name="Emphasis"><text:span text:style-name="T137">Elephas maximus: </text:span></text:span><text:span text:style-name="Emphasis"><text:span text:style-name="T141">asian elephant </text:span></text:span><text:span text:style-name="Emphasis"><text:span text:style-name="T140">(does not have the functional gene)<text:line-break/></text:span></text:span><text:span text:style-name="Emphasis"><text:span text:style-name="T112">Elephas maximus background with GULO</text:span></text:span><text:span text:style-name="Emphasis"><text:span text:style-name="T14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7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70">Bit </text:span>Score</text:p>
          </table:table-cell>
          <table:table-cell table:style-name="Table4.A3" office:value-type="string">
            <text:p text:style-name="P151">Total <text:span text:style-name="T170">Bit</text:span> Score</text:p>
          </table:table-cell>
          <table:table-cell table:style-name="Table4.A3" office:value-type="string">
            <text:p text:style-name="P149">Query Cover<text:span text:style-name="T170">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59">Somewhat</text:span><text:span text:style-name="T160">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91">Table </text:span><text:span text:style-name="T97">3.1</text:span><text:span text:style-name="T91">:</text:span><text:span text:style-name="T59"> In the nucleotide blast I only found a hit after setting the expectation threshold to 10, resulting in 3 hits of seemingly unrelated genes to the GULO given the highest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70">Bit </text:span>Score</text:p>
          </table:table-cell>
          <table:table-cell table:style-name="Table8.A3" office:value-type="string">
            <text:p text:style-name="P150">Total <text:span text:style-name="T170">Bit</text:span> Score</text:p>
          </table:table-cell>
          <table:table-cell table:style-name="Table8.A3" office:value-type="string">
            <text:p text:style-name="P148">Query Cover<text:span text:style-name="T170">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54">-</text:span></text:p>
          </table:table-cell>
          <table:table-cell table:style-name="Table8.M4" office:value-type="string">
            <text:p text:style-name="P20">-</text:p>
          </table:table-cell>
        </table:table-row>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91">Table </text:span><text:span text:style-name="T96">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ext:soft-page-break/>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70">Bit </text:span>Score</text:p>
          </table:table-cell>
          <table:table-cell table:style-name="Table12.A3" office:value-type="string">
            <text:p text:style-name="P150">Total <text:span text:style-name="T170">Bit</text:span> Score</text:p>
          </table:table-cell>
          <table:table-cell table:style-name="Table12.A3" office:value-type="string">
            <text:p text:style-name="P148">Query Cover<text:span text:style-name="T170">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91">Table </text:span><text:span text:style-name="T98">3.3</text:span><text:span text:style-name="T91">:</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03">Analysis of these results</text:span></text:span><text:span text:style-name="Emphasis"><text:span text:style-name="T14"><text:line-break/></text:span></text:span><text:span text:style-name="Emphasis"><text:span text:style-name="T68">It is evident that </text:span></text:span><text:span text:style-name="Emphasis"><text:span text:style-name="T125">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6"><text:span text:style-name="Emphasis"><text:span text:style-name="T137">Cavia porcellus: </text:span></text:span><text:span text:style-name="Emphasis"><text:span text:style-name="T142">guinea pig </text:span></text:span><text:span text:style-name="Emphasis"><text:span text:style-name="T143">(does not have the functional gene)<text:line-break/></text:span></text:span><text:span text:style-name="Emphasis"><text:span text:style-name="T113">I expect very significant sequence matches for this species purely based on its </text:span></text:span><text:span text:style-name="Emphasis"><text:span text:style-name="T114">close</text:span></text:span><text:span text:style-name="Emphasis"><text:span text:style-name="T113"> homology with </text:span></text:span><text:span text:style-name="Emphasis"><text:span text:style-name="T130">mus musculus</text:span></text:span><text:span text:style-name="Emphasis"><text:span text:style-name="T113"> </text:span></text:span><text:span text:style-name="Emphasis"><text:span text:style-name="T115">as </text:span></text:span><text:span text:style-name="Emphasis"><text:span text:style-name="T114">they are both </text:span></text:span><text:span text:style-name="Emphasis"><text:span text:style-name="T118">mammals of the order </text:span></text:span><text:span text:style-name="Emphasis"><text:span text:style-name="T131">rodentia</text:span></text:span><text:span text:style-name="Emphasis"><text:span text:style-name="T114">. </text:span></text:span><text:span text:style-name="Emphasis"><text:span text:style-name="T116">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4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7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70">Bit </text:span>Score</text:p>
          </table:table-cell>
          <table:table-cell table:style-name="Table5.A3" office:value-type="string">
            <text:p text:style-name="P151">Total <text:span text:style-name="T170">Bit</text:span> Score</text:p>
          </table:table-cell>
          <table:table-cell table:style-name="Table5.A3" office:value-type="string">
            <text:p text:style-name="P149">Query Cover<text:span text:style-name="T170">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91">Table </text:span><text:span text:style-name="T93">4.1</text:span><text:span text:style-name="T91">:</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ext:soft-page-break/>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70">Bit </text:span>Score</text:p>
          </table:table-cell>
          <table:table-cell table:style-name="Table9.A3" office:value-type="string">
            <text:p text:style-name="P150">Total <text:span text:style-name="T170">Bit</text:span> Score</text:p>
          </table:table-cell>
          <table:table-cell table:style-name="Table9.A3" office:value-type="string">
            <text:p text:style-name="P148">Query Cover<text:span text:style-name="T170">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54">XP_012998</text:span><text:span text:style-name="T155">7</text:span><text:span text:style-name="T154">68.1</text:span></text:p>
          </table:table-cell>
          <table:table-cell table:style-name="Table9.M4" office:value-type="string">
            <text:p text:style-name="P30">LOW QUALITY PROTEIN: L-gulonolactone oxidase-like</text:p>
          </table:table-cell>
        </table:table-row>
      </table:table>
      <text:p text:style-name="Table"><text:span text:style-name="T91">Table </text:span><text:span text:style-name="T99">4.2</text:span><text:span text:style-name="T91">:</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70">Bit </text:span>Score</text:p>
          </table:table-cell>
          <table:table-cell table:style-name="Table13.A3" office:value-type="string">
            <text:p text:style-name="P150">Total <text:span text:style-name="T170">Bit</text:span> Score</text:p>
          </table:table-cell>
          <table:table-cell table:style-name="Table13.A3" office:value-type="string">
            <text:p text:style-name="P148">Query Cover<text:span text:style-name="T170">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63">8</text:span><text:span text:style-name="T164">0</text:span><text:span text:style-name="T163">%</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51">Table </text:span><text:span text:style-name="T152">4.3</text:span><text:span text:style-name="T151">:</text:span> In the protein-nucleotide blast I found a powerful hit on a GULO mRNA</text:p>
      <text:p text:style-name="P212"><text:span text:style-name="Emphasis"><text:span text:style-name="T4"><text:line-break/><text:line-break/></text:span></text:span><text:span text:style-name="Emphasis"><text:span text:style-name="T103">Analysis of these results</text:span></text:span><text:span text:style-name="Emphasis"><text:span text:style-name="T14"><text:line-break/></text:span></text:span><text:span text:style-name="Emphasis"><text:span text:style-name="T68">It is evident that </text:span></text:span><text:span text:style-name="Emphasis"><text:span text:style-name="T126">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36">Branchiostoma Ianceolatum: european lancelet (has the functional gene) </text:span><text:span text:style-name="T148">(inverterbrate)<text:line-break/></text:span><text:span text:style-name="T14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7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70">Bit </text:span>Score</text:p>
          </table:table-cell>
          <table:table-cell table:style-name="Table6.A3" office:value-type="string">
            <text:p text:style-name="P151">Total <text:span text:style-name="T170">Bit</text:span> Score</text:p>
          </table:table-cell>
          <table:table-cell table:style-name="Table6.A3" office:value-type="string">
            <text:p text:style-name="P149">Query Cover<text:span text:style-name="T170">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91">Table </text:span><text:span text:style-name="T100">5.1</text:span><text:span text:style-name="T91">:</text:span><text:span text:style-name="T59"> 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70">Bit </text:span>Score</text:p>
          </table:table-cell>
          <table:table-cell table:style-name="Table10.A3" office:value-type="string">
            <text:p text:style-name="P150">Total <text:span text:style-name="T170">Bit</text:span> Score</text:p>
          </table:table-cell>
          <table:table-cell table:style-name="Table10.A3" office:value-type="string">
            <text:p text:style-name="P148">Query Cover<text:span text:style-name="T170">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54">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73">0</text:span>.1</text:p>
          </table:table-cell>
          <table:table-cell table:style-name="Table10.M6" office:value-type="string">
            <text:p text:style-name="P32"><text:span text:style-name="T162">Cytochrome c oxidase</text:span><text:span text:style-name="T161"> subunit </text:span><text:span text:style-name="T162">II</text:span><text:span text:style-name="T161"> (mitochondrion) </text:span></text:p>
          </table:table-cell>
        </table:table-row>
      </table:table>
      <text:p text:style-name="Table"><text:span text:style-name="T91">Table </text:span><text:span text:style-name="T101">5.2</text:span><text:span text:style-name="T91">:</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70">Bit </text:span>Score</text:p>
          </table:table-cell>
          <table:table-cell table:style-name="Table14.A3" office:value-type="string">
            <text:p text:style-name="P150">Total <text:span text:style-name="T170">Bit</text:span> Score</text:p>
          </table:table-cell>
          <table:table-cell table:style-name="Table14.A3" office:value-type="string">
            <text:p text:style-name="P148">Query Cover<text:span text:style-name="T170">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180">1</text:span></text:p>
          </table:table-cell>
          <table:table-cell table:style-name="Table14.L5" office:value-type="string">
            <text:p text:style-name="P90">Branchiostoma lanceolatum GATA binding protein 1/2/3 mRNA, partial cds</text:p>
          </table:table-cell>
        </table:table-row>
      </table:table>
      <text:p text:style-name="P33"><text:span text:style-name="T151">Table </text:span><text:span text:style-name="T153">5.3</text:span><text:span text:style-name="T151">:</text:span> 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10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44">Discussion (400 word limit) [</text:span><text:span text:style-name="Strong_20_Emphasis"><text:span text:style-name="T144">20 marks</text:span></text:span><text:span text:style-name="T144">]</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45">References [</text:span><text:span text:style-name="Strong_20_Emphasis"><text:span text:style-name="T145">5 marks</text:span></text:span><text:span text:style-name="T145">]</text:span></text:p>
      <text:list xml:id="list1774380756" text:style-name="L1">
        <text:list-item>
          <text:p text:style-name="P13"><text:span text:style-name="T156">Yang H. Conserved or lost: molecular evolution of the key gene GULO in vertebrate vitamin C biosynthesis. </text:span><text:span text:style-name="T157">Biochem Genet</text:span><text:span text:style-name="T156">. 2013;51(5-6):413-425. doi:10.1007/s10528-013-9574-0</text:span></text:p>
        </text:list-item>
        <text:list-item>
          <text:p text:style-name="P14"><text:soft-page-break/><text:span text:style-name="T156">Inai Y, Ohta Y, Nishikimi M. The whole structure of the human nonfunctional L-gulono-gamma-lactone oxidase gene--the gene responsible for scurvy--and the evolution of repetitive sequences thereon. </text:span><text:span text:style-name="T157">J Nutr Sci Vitaminol (Tokyo)</text:span><text:span text:style-name="T156">. 2003;49(5):315-319. doi:10.3177/jnsv.49.315</text:span></text:p>
        </text:list-item>
        <text:list-item>
          <text:p text:style-name="P14"><text:span text:style-name="T156">Nishikimi M, Fukuyama R, Minoshima S, Shimizu N, Yagi K. Cloning and chromosomal mapping of the human nonfunctional gene for L-gulono-gamma-lactone oxidase, the enzyme for L-ascorbic acid biosynthesis missing in man. </text:span><text:span text:style-name="T157">J Biol Chem</text:span><text:span text:style-name="T156">. 1994;269(18):13685-13688.</text:span></text:p>
        </text:list-item>
        <text:list-item>
          <text:p text:style-name="P15"><text:span text:style-name="T156">Nishikimi M, Koshizaka T, Ozawa T, Yagi K. Occurrence in humans and guinea pigs of the gene related to their missing enzyme L-gulono-gamma-lactone oxidase. </text:span><text:span text:style-name="T175">Arch Biochem Biophys</text:span><text:span text:style-name="T156">. 1988;267(2):842-846. doi:10.1016/0003-9861(88)90093-8</text:span></text:p>
        </text:list-item>
        <text:list-item>
          <text:p text:style-name="P16"><text:span text:style-name="T156">Zhang ZD, Frankish A, Hunt T, Harrow J, Gerstein M. Identification and analysis of unitary pseudogenes: historic and contemporary gene losses in humans and other primates. </text:span><text:span text:style-name="T157">Genome Biol</text:span><text:span text:style-name="T156">. 2010;11(3):R26. doi:10.1186/gb-2010-11-3-r26</text:span></text:p>
        </text:list-item>
        <text:list-item>
          <text:p text:style-name="P11"><text:span text:style-name="T15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pan text:style-name="T158">Xie Y, Liu Y, Zhao Y et al. Gulo Acts as a de novo Marker for Pronephric Tubules in Xenopus laevis. </text:span><text:span text:style-name="T147">Kidney and Blood Pressure Research</text:span><text:span text:style-name="T158">.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2:18:03.010720349</dc:date>
    <meta:editing-duration>P2DT21H17M29S</meta:editing-duration>
    <meta:editing-cycles>497</meta:editing-cycles>
    <meta:document-statistic meta:table-count="16" meta:image-count="1" meta:object-count="0" meta:page-count="9" meta:paragraph-count="676" meta:word-count="3882" meta:character-count="23791" meta:non-whitespace-character-count="20524"/>
  </office:meta>
</office:document-meta>
</file>